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3bec" officeooo:paragraph-rsid="00133bec"/>
    </style:style>
    <style:style style:name="P2" style:family="paragraph" style:parent-style-name="Standard">
      <style:text-properties officeooo:rsid="0014fcb5" officeooo:paragraph-rsid="0014fc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 Sharp Exercises</text:p>
      <text:p text:style-name="P1"/>
      <text:p text:style-name="P1">Q1 – Schedule</text:p>
      <text:p text:style-name="P1">1.</text:p>
      <text:p text:style-name="P1">(a). It writes the time you send per day Dressing, Eating, Driving and in Class</text:p>
      <text:p text:style-name="P1">- it sets the time taken for each activity</text:p>
      <text:p text:style-name="P1">- adds them up with throughout the day</text:p>
      <text:p text:style-name="P1">- converts total minutes into hours and minutes</text:p>
      <text:p text:style-name="P1"/>
      <text:p text:style-name="P1">(b). Class identifiers: Schedule</text:p>
      <text:p text:style-name="P1">Method identifiers: Main</text:p>
      <text:p text:style-name="P1">Variable identifiers: Dress, Eat, Drive, Class, totalmins</text:p>
      <text:p text:style-name="P1"/>
      <text:p text:style-name="P2">(c). Named constants: Dress, Eat, Drive, Class</text:p>
      <text:p text:style-name="P2"/>
      <text:p text:style-name="P2">(d). Modulus operator returns the remainder after division</text:p>
      <text:p text:style-name="P2">After totalmins after divided by 60 there is a remainder (as a fraction)</text:p>
      <text:p text:style-name="P2">This is multiplied by 60 to the get the number of minutes represented by the fraction</text:p>
      <text:p text:style-name="P2">This gives the number of minutes after the hours have been taken away from totalmins</text:p>
      <text:p text:style-name="P2"/>
      <text:p text:style-name="P1">2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15:03:45.084000000</meta:creation-date>
    <dc:date>2016-02-19T15:16:19.617000000</dc:date>
    <meta:editing-duration>PT12M34S</meta:editing-duration>
    <meta:editing-cycles>2</meta:editing-cycles>
    <meta:generator>LibreOffice/5.1.0.3$Windows_x86 LibreOffice_project/5e3e00a007d9b3b6efb6797a8b8e57b51ab1f737</meta:generator>
    <meta:document-statistic meta:table-count="0" meta:image-count="0" meta:object-count="0" meta:page-count="1" meta:paragraph-count="16" meta:word-count="120" meta:character-count="699" meta:non-whitespace-character-count="593"/>
  </office:meta>
</office:document-meta>
</file>